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b49d" officeooo:paragraph-rsid="0018b49d"/>
    </style:style>
    <style:style style:name="P2" style:family="paragraph" style:parent-style-name="Standard">
      <style:text-properties officeooo:rsid="001a50f0" officeooo:paragraph-rsid="001a50f0"/>
    </style:style>
    <style:style style:name="P3" style:family="paragraph" style:parent-style-name="Standard">
      <style:text-properties officeooo:rsid="001b139d" officeooo:paragraph-rsid="001b139d"/>
    </style:style>
    <style:style style:name="P4" style:family="paragraph" style:parent-style-name="Standard">
      <style:text-properties officeooo:rsid="001b1e35" officeooo:paragraph-rsid="001b1e35"/>
    </style:style>
    <style:style style:name="P5" style:family="paragraph" style:parent-style-name="Standard">
      <style:text-properties officeooo:rsid="001b201f" officeooo:paragraph-rsid="001b201f"/>
    </style:style>
    <style:style style:name="T1" style:family="text">
      <style:text-properties officeooo:rsid="001a50f0"/>
    </style:style>
    <style:style style:name="T2" style:family="text">
      <style:text-properties officeooo:rsid="001b1e35"/>
    </style:style>
    <style:style style:name="T3" style:family="text">
      <style:text-properties officeooo:rsid="001b201f"/>
    </style:style>
    <style:style style:name="T4" style:family="text">
      <style:text-properties officeooo:rsid="001c97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ho <text:span text:style-name="T3">is Max Starkman</text:span>?</text:p>
      <text:p text:style-name="P4"><text:span text:style-name="T3">A proud husband and father of two beautiful kids transitioning from a </text:span>successful career in the automotive finance industry <text:span text:style-name="T3">to one in aviation. <text:s/>I am a perpetual seeker of challenges: </text:span>I earned my MBA <text:span text:style-name="T3">in 2015</text:span> from the University of Florida (Go Gators!), <text:span text:style-name="T3">earned advanced pilot certificates, and am currently working on completing the LaunchCode course to learn JavaScript, HTML, CSS, and Java</text:span>. <text:s/><text:span text:style-name="T3">Generally, I don’t like to sit still!</text:span> <text:s/>Now my attention <text:span text:style-name="T3">is focused on </text:span>my passion –AVIATION. </text:p>
      <text:p text:style-name="P1"/>
      <text:p text:style-name="P1">My History in Aviation</text:p>
      <text:p text:style-name="P3">Interest in aviation struck me at a very young age. <text:s/>When I was only 2 years old my parents asked the pilot if I could sit in the cockpit. <text:s/>According to them, I refused to leave. <text:s/>Fast forward to high school in the early 2000’s and my friends and I discovered you could play multiplayer on our PCs. <text:s/>We hooked up a few computers with LAN cables to play Flight Simulator. <text:s/>Those simulated flights often took hours to complete! <text:s/></text:p>
      <text:p text:style-name="P3"/>
      <text:p text:style-name="P3">Then during my freshman year of high school I went to Fantasy of Flight near Lakeland, FL. <text:s/>It would be my first time slipping the surly bonds of Earth. <text:s/>The flight took place in an ultralight with a triangle kite-looking wing. <text:s/>What a rush, I was hooked!</text:p>
      <text:p text:style-name="P3"/>
      <text:p text:style-name="P3">Unfortunately, flight training is expensive and I would need to defer my dreams of flying until I had saved up some cash. <text:s/>It wasn’t until 2012, during my senior year of college, <text:span text:style-name="T2">that I would have sufficient funds. <text:s/>I began with a few discovery flights at local airports before ultimately deciding to train at a small airport called Tampa North (X39). <text:s/>From start to finish it took me roughly 3 months to earn my Private Pilot License (PPL). <text:s/>To this day it is one of my proudest accomplishments. </text:span></text:p>
      <text:p text:style-name="P3"/>
      <text:p text:style-name="P1"><text:span text:style-name="T1">Ten-Hi Flyers</text:span></text:p>
      <text:p text:style-name="P4">In 2015 I joined a wonderful group of pilots as part owner of Ten-Hi Flyers in Broomfield, CO. <text:s/>Having access to “my own” plane was a game changer. <text:s/>No longer was I restricted with short rental periods or high (relatively speaking) rental costs. <text:s/>Overnight trips to far away destinations were now a possibility. <text:s/></text:p>
      <text:p text:style-name="P1"/>
      <text:p text:style-name="P1">Cool Trips</text:p>
      <text:p text:style-name="P1">- Mt. Rushmore</text:p>
      <text:p text:style-name="P1">- Jackson Hole</text:p>
      <text:p text:style-name="P1">- Santa Fe</text:p>
      <text:p text:style-name="P1">- Las Vegas</text:p>
      <text:p text:style-name="P1">- Durango</text:p>
      <text:p text:style-name="P1">- <text:span text:style-name="T1">Granby</text:span></text:p>
      <text:p text:style-name="P1">- <text:span text:style-name="T1">Alliance (Solar Eclipse)</text:span></text:p>
      <text:p text:style-name="P1"/>
      <text:p text:style-name="P1">Future Plans </text:p>
      <text:p text:style-name="P4">A work promotion brought me and my wife back to Florida in 2017. <text:s/><text:span text:style-name="T3">I decided it was time to pursue the dream and began working on earning my Instrument and Commercial ratings. <text:s/></text:span></text:p>
      <text:p text:style-name="P1">- Work as CFI</text:p>
      <text:p text:style-name="P1">- Regional <text:span text:style-name="T4">Airline</text:span></text:p>
      <text:p text:style-name="P1">- Legacy <text:span text:style-name="T4">Airline</text:span></text:p>
      <text:p text:style-name="P1"/>
      <text:p text:style-name="P1">CFI <text:span text:style-name="T4">W</text:span>ork </text:p>
      <text:p text:style-name="P5"><text:span text:style-name="T4">Here are a few of the resources I have developed i</text:span>n preparation for the <text:span text:style-name="T4">Certified Flight Instructor certificate:</text:span></text:p>
      <text:p text:style-name="P1"><text:soft-page-break/></text:p>
      <text:p text:style-name="P1">Other interests/projects</text:p>
      <text:p text:style-name="P2">- LaunchCode class</text:p>
      <text:p text:style-name="P2"><text:tab/>- Javascript</text:p>
      <text:p text:style-name="P2"><text:tab/>- HTML</text:p>
      <text:p text:style-name="P2"/>
      <text:p text:style-name="P1">- NextcloudPi</text:p>
      <text:p text:style-name="P1">- Pihole</text:p>
      <text:p text:style-name="P1">- Aviation METAR map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45:39.281536979</meta:creation-date>
    <meta:generator>LibreOffice/6.0.7.3$Linux_X86_64 LibreOffice_project/00m0$Build-3</meta:generator>
    <dc:date>2020-04-28T01:13:36.379162001</dc:date>
    <meta:editing-duration>PT4H19M9S</meta:editing-duration>
    <meta:editing-cycles>1</meta:editing-cycles>
    <meta:document-statistic meta:table-count="0" meta:image-count="0" meta:object-count="0" meta:page-count="2" meta:paragraph-count="30" meta:word-count="459" meta:character-count="2593" meta:non-whitespace-character-count="2133"/>
  </office:meta>
</office:document-meta>
</file>